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07.16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533.71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this Muse, D.E. data. Williams, G.C. data was resubmitted later with new REGID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DORCENIPAPIASY-UHFFFAOYSA-J</text:p>
          </table:table-cell>
          <table:table-cell table:style-name="ce8" office:value-type="string" calcext:value-type="string">
            <text:p>CN1[CH+]N(C)C2C1N(C)CN2C.CN1[CH+]N(C)C2C1N(C)CN2C.[Cl-].[Cl-].[Cl-].[Cl-].[Hg+2]</text:p>
          </table:table-cell>
          <table:table-cell table:style-name="ce8" office:value-type="string" calcext:value-type="string">
            <text:p>InChI=1S/2C8H17N4.4ClH.Hg/c2*1-9-5-10(2)8-7(9)11(3)6-12(8)4;;;;;/h2*5,7-8H,6H2,1-4H3;4*1H;/q2*+1;;;;;+2/p-4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AMBRAPWZBMJDEO-UHFFFAOYSA-L</text:p>
          </table:table-cell>
          <table:table-cell table:style-name="ce8" office:value-type="string" calcext:value-type="string">
            <text:p>C1=CC=C(P(C2=CC=CC=C2)C2=CC=CC=C2)C=C1.CN1CN(C)C23N(C)C(=O)N(C)C12N(C)C(=O)N3C.Cl[Pd]Cl</text:p>
          </table:table-cell>
          <table:table-cell table:style-name="ce8" office:value-type="string" calcext:value-type="string">
            <text:p>InChI=1S/C18H15P.C11H20N6O2.2ClH.Pd/c1-4-10-16(11-5-1)19(17-12-6-2-7-13-17)18-14-8-3-9-15-18;1-12-7-13(2)11-10(12,14(3)8(18)16(11)5)15(4)9(19)17(11)6;;;/h1-15H;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NTSRBBNEVXFLFS-UHFFFAOYSA-L</text:p>
          </table:table-cell>
          <table:table-cell table:style-name="ce8" office:value-type="string" calcext:value-type="string">
            <text:p>CN1CN(C)C23N(C)C(=O)N(C)C12N(C)C(=O)N3C.CN1CN(C)C23N(C)C(=O)N(C)C12N(C)C(=O)N3C.[Cl-].[Cl-].[Hg+2]</text:p>
          </table:table-cell>
          <table:table-cell table:style-name="ce8" office:value-type="string" calcext:value-type="string">
            <text:p>InChI=1S/2C11H20N6O2.2ClH.Hg/c2*1-12-7-13(2)11-10(12,14(3)8(18)16(11)5)15(4)9(19)17(11)6;;;/h2*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FNOKFVNNIKZEHT-IJLUTSLNSA-N</text:p>
          </table:table-cell>
          <table:table-cell table:style-name="ce8" office:value-type="string" calcext:value-type="string">
            <text:p>C[C@@]12O[C@@H]1CC[C@@]2(O)C1=CC=CC=C1</text:p>
          </table:table-cell>
          <table:table-cell table:style-name="ce8" office:value-type="string" calcext:value-type="string">
            <text:p>InChI=1S/C12H14O2/c1-11-10(14-11)7-8-12(11,13)9-5-3-2-4-6-9/h2-6,10,13H,7-8H2,1H3/t10-,11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UAYSXIQLGXJYLL-PWSUYJOCSA-N</text:p>
          </table:table-cell>
          <table:table-cell table:style-name="ce8" office:value-type="string" calcext:value-type="string">
            <text:p>C[C@@]1(C2=CC=CC=C2)C(=O)CC[C@H]1O</text:p>
          </table:table-cell>
          <table:table-cell table:style-name="ce8" office:value-type="string" calcext:value-type="string">
            <text:p>InChI=1S/C12H14O2/c1-12(9-5-3-2-4-6-9)10(13)7-8-11(12)14/h2-6,10,13H,7-8H2,1H3/t10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8</text:p>
          </table:table-cell>
          <table:table-cell table:style-name="ce22" office:value-type="string" calcext:value-type="string">
            <text:p>DKKOSAKIPMMIFY-APPZFPTMSA-N</text:p>
          </table:table-cell>
          <table:table-cell table:style-name="ce8" office:value-type="string" calcext:value-type="string">
            <text:p>C=CC[C@]1(C)C(=O)CC[C@H]1O</text:p>
          </table:table-cell>
          <table:table-cell table:style-name="ce8" office:value-type="string" calcext:value-type="string">
            <text:p>InChI=1S/C9H14O2/c1-3-6-9(2)7(10)4-5-8(9)11/h3,7,10H,1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9</text:p>
          </table:table-cell>
          <table:table-cell table:style-name="ce22" office:value-type="string" calcext:value-type="string">
            <text:p>YKXISMLFNRLROR-NXEZZACHSA-N</text:p>
          </table:table-cell>
          <table:table-cell table:style-name="ce8" office:value-type="string" calcext:value-type="string">
            <text:p>C=CC[C@]1(C)C(=O)CC[C@H]1OS(C)(=O)=O</text:p>
          </table:table-cell>
          <table:table-cell table:style-name="ce8" office:value-type="string" calcext:value-type="string">
            <text:p>InChI=1S/C10H16O4S/c1-4-7-10(2)8(11)5-6-9(10)14-15(3,12)13/h4,9H,1,5-7H2,2-3H3/t9-,10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1</text:p>
          </table:table-cell>
          <table:table-cell table:style-name="ce22" office:value-type="string" calcext:value-type="string">
            <text:p>UJVIDHMDUZMBAU-FXAINCCUSA-N</text:p>
          </table:table-cell>
          <table:table-cell table:style-name="ce8" office:value-type="string" calcext:value-type="string">
            <text:p>COC(=O)[C@H]1CCC[C@]2(C)C(=O)CC[C@]12O</text:p>
          </table:table-cell>
          <table:table-cell table:style-name="ce8" office:value-type="string" calcext:value-type="string">
            <text:p>InChI=1S/C12H18O4/c1-11-6-3-4-8(10(14)16-2)12(11,15)7-5-9(11)13/h8,15H,3-7H2,1-2H3/t8-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2</text:p>
          </table:table-cell>
          <table:table-cell table:style-name="ce22" office:value-type="string" calcext:value-type="string">
            <text:p>VTINOARJDWHUIG-WFFHOREQSA-N</text:p>
          </table:table-cell>
          <table:table-cell table:style-name="ce8" office:value-type="string" calcext:value-type="string">
            <text:p>COC(=O)[C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-,12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3</text:p>
          </table:table-cell>
          <table:table-cell table:style-name="ce22" office:value-type="string" calcext:value-type="string">
            <text:p>VTINOARJDWHUIG-YGNMPJRFSA-N</text:p>
          </table:table-cell>
          <table:table-cell table:style-name="ce8" office:value-type="string" calcext:value-type="string">
            <text:p>COC(=O)[C@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+,12+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4</text:p>
          </table:table-cell>
          <table:table-cell table:style-name="ce22" office:value-type="string" calcext:value-type="string">
            <text:p>LLTBUEVJALYDHC-DMWPJOQESA-N</text:p>
          </table:table-cell>
          <table:table-cell table:style-name="ce8" office:value-type="string" calcext:value-type="string">
            <text:p>COC(=O)[C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+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5</text:p>
          </table:table-cell>
          <table:table-cell table:style-name="ce22" office:value-type="string" calcext:value-type="string">
            <text:p>LLTBUEVJALYDHC-XPXLGCRWSA-N</text:p>
          </table:table-cell>
          <table:table-cell table:style-name="ce8" office:value-type="string" calcext:value-type="string">
            <text:p>COC(=O)[C@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-,11+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 table:number-rows-repeated="1048000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576:Sheet1.B1048576 Sheet1.B1:Sheet1.B370 Sheet1.B372:Sheet1.B378 Sheet1.B392:Sheet1.B464 Sheet1.B476:Sheet1.B506 Sheet1.B511:Sheet1.B558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3:00:31.880520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1-27T13:02:28.488198662</dc:date>
    <meta:generator>LibreOffice/6.0.7.3$Linux_X86_64 LibreOffice_project/00m0$Build-3</meta:generator>
    <meta:editing-duration>PT1H43M1S</meta:editing-duration>
    <meta:editing-cycles>29</meta:editing-cycles>
    <meta:document-statistic meta:table-count="1" meta:cell-count="6166" meta:object-count="0"/>
    <meta:user-defined meta:name="AppVersion">16.0300</meta:user-defined>
    <meta:user-defined meta:name="Company">University Libraries</meta:user-defined>
  </office:meta>
</office:document-meta>
</file>